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Cianwo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Mahogany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Blackthor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Vermilio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Saffro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Lavender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Cerulea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Celado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Fuchsia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Pewter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Viridia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allet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vi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aza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gold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ec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</text:p>
          </table:table-cell>
          <table:table-cell office:value-type="string" calcext:value-type="string">
            <text:p>Harbor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Cliff Edge 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Fighting Dojo</text:p>
          </table:table-cell>
          <table:table-cell/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Shining Lighth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SS Aq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Battle Fron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Frontier Access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Whirl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Embedd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Mt. Mor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1F-2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1F-3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Rocket Hid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B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B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Lake of 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Ic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's 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Tohjo F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Giovanni's Room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Reception 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Victory R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Indigo Plat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Pokemon League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Mt. Si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1F 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Mountain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Summit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Viridian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iglett's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Mt. Mo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Cerulea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Rock Tunn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Power Pl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Silph 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Lobby</text:p>
          </table:table-cell>
          <table:table-cell/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Rotom Room</text:p>
          </table:table-cell>
          <table:table-cell/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Seafoam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B4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innabar Is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Safari Z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afari Zone Gate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eadow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Savanna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Peak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Rocky Beac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wamp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Waste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1-07T21:24:34.265318839</dc:date>
    <meta:editing-duration>PT3H9M16S</meta:editing-duration>
    <meta:editing-cycles>53</meta:editing-cycles>
    <meta:generator>LibreOffice/7.3.7.2$Linux_X86_64 LibreOffice_project/30$Build-2</meta:generator>
    <meta:document-statistic meta:table-count="1" meta:cell-count="580" meta:object-count="0"/>
  </office:meta>
</office:document-meta>
</file>